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list-style-name="LFO1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</style:style>
    <style:style style:name="T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" style:parent-style-name="Normal" style:list-style-name="LFO2" style:family="paragraph">
      <style:paragraph-properties fo:margin-top="0.0694in" fo:margin-bottom="0.0694in" fo:line-height="100%"/>
    </style:style>
    <style:style style:name="T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7" style:parent-style-name="Normal" style:list-style-name="LFO2" style:family="paragraph">
      <style:paragraph-properties fo:margin-top="0.0694in" fo:margin-bottom="0.0694in" fo:line-height="100%"/>
    </style:style>
    <style:style style:name="T1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0" style:parent-style-name="Normal" style:list-style-name="LFO2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list-style-name="LFO2" style:family="paragraph">
      <style:paragraph-properties fo:margin-top="0.0694in" fo:margin-bottom="0.0694in" fo:line-height="100%"/>
    </style:style>
    <style:style style:name="T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8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9" style:parent-style-name="Normal" style:family="paragraph">
      <style:paragraph-properties fo:margin-bottom="0in" fo:line-height="100%"/>
    </style:style>
    <style:style style:name="T4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5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6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9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0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1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2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6" style:parent-style-name="Normal" style:list-style-name="LFO9" style:family="paragraph">
      <style:paragraph-properties fo:margin-top="0.0694in" fo:margin-bottom="0.0694in" fo:line-height="100%"/>
    </style:style>
    <style:style style:name="T5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9" style:parent-style-name="Normal" style:list-style-name="LFO9" style:family="paragraph">
      <style:paragraph-properties fo:margin-top="0.0694in" fo:margin-bottom="0.0694in" fo:line-height="100%"/>
    </style:style>
    <style:style style:name="T6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2" style:parent-style-name="Normal" style:list-style-name="LFO9" style:family="paragraph">
      <style:paragraph-properties fo:margin-top="0.0694in" fo:margin-bottom="0.0694in" fo:line-height="100%"/>
    </style:style>
    <style:style style:name="T6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5" style:parent-style-name="Normal" style:list-style-name="LFO9" style:family="paragraph">
      <style:paragraph-properties fo:margin-top="0.0694in" fo:margin-bottom="0.0694in" fo:line-height="100%"/>
    </style:style>
    <style:style style:name="T6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8" style:parent-style-name="Normal" style:list-style-name="LFO9" style:family="paragraph">
      <style:paragraph-properties fo:margin-top="0.0694in" fo:margin-bottom="0.0694in" fo:line-height="100%"/>
    </style:style>
    <style:style style:name="T6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1" style:parent-style-name="Normal" style:list-style-name="LFO9" style:family="paragraph">
      <style:paragraph-properties fo:margin-top="0.0694in" fo:margin-bottom="0.0694in" fo:line-height="100%"/>
    </style:style>
    <style:style style:name="T7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4" style:parent-style-name="Normal" style:list-style-name="LFO9" style:family="paragraph">
      <style:paragraph-properties fo:margin-top="0.0694in" fo:margin-bottom="0.0694in" fo:line-height="100%"/>
    </style:style>
    <style:style style:name="T7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6" style:parent-style-name="Normal" style:list-style-name="LFO9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9" style:parent-style-name="Normal" style:list-style-name="LFO9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4" style:parent-style-name="Normal" style:list-style-name="LFO10" style:family="paragraph">
      <style:paragraph-properties fo:margin-top="0.0694in" fo:margin-bottom="0.0694in" fo:line-height="100%"/>
    </style:style>
    <style:style style:name="T8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7" style:parent-style-name="Normal" style:list-style-name="LFO10" style:family="paragraph">
      <style:paragraph-properties fo:margin-top="0.0694in" fo:margin-bottom="0.0694in" fo:line-height="100%"/>
    </style:style>
    <style:style style:name="T8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0" style:parent-style-name="Normal" style:list-style-name="LFO10" style:family="paragraph">
      <style:paragraph-properties fo:margin-top="0.0694in" fo:margin-bottom="0.0694in" fo:line-height="100%"/>
    </style:style>
    <style:style style:name="T9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3. Nøglepunkter</text:span></text:p>
      <text:list text:style-name="LFO1" text:continue-numbering="true">
        <text:list-item>
          <text:p text:style-name="P3"><text:span text:style-name="T4">Abstraktionsniveau:</text:span><text:span text:style-name="T5"><text:s/>Find det rette niveau af abstraktion og identificer relevante synspunkter.</text:span></text:p>
        </text:list-item>
        <text:list-item>
          <text:p text:style-name="P6"><text:span text:style-name="T7">Fælles sprog:</text:span><text:span text:style-name="T8"><text:s/>Dokumentation handler om kommunikation, hvilket kræver fælles terminologi og notation.</text:span></text:p>
        </text:list-item>
        <text:list-item>
          <text:p text:style-name="P9"><text:span text:style-name="T10">C4 model:</text:span><text:span text:style-name="T11"><text:s/>Bruges til at dokumentere forskellige abstraktionsniveauer i et system.</text:span></text:p>
        </text:list-item>
      </text:list>
      <text:p text:style-name="P12"><text:span text:style-name="T13">4. C4 Model</text:span></text:p>
      <text:list text:style-name="LFO2" text:continue-numbering="true">
        <text:list-item>
          <text:p text:style-name="P14"><text:span text:style-name="T15">Niveau 1: System Context Diagram</text:span></text:p>
          <text:list text:continue-numbering="true">
            <text:list-item>
              <text:p text:style-name="P16">Viser et overordnet billede af systemlandskabet, fokuserer på personer (aktører) og softwaresystemer.</text:p>
            </text:list-item>
          </text:list>
        </text:list-item>
        <text:list-item>
          <text:p text:style-name="P17"><text:span text:style-name="T18">Niveau 2: Container Diagram</text:span></text:p>
          <text:list text:continue-numbering="true">
            <text:list-item>
              <text:p text:style-name="P19">Viser den højniveau form af softwarearkitekturen og hvordan ansvar er fordelt.</text:p>
            </text:list-item>
          </text:list>
        </text:list-item>
        <text:list-item>
          <text:p text:style-name="P20"><text:span text:style-name="T21">Niveau 3: Component Diagram</text:span></text:p>
          <text:list text:continue-numbering="true">
            <text:list-item>
              <text:p text:style-name="P22">Zoomer ind på hver container og viser de vigtigste strukturelle byggesten og deres interaktioner.</text:p>
            </text:list-item>
          </text:list>
        </text:list-item>
        <text:list-item>
          <text:p text:style-name="P23"><text:span text:style-name="T24">Niveau 4: Kode (Valgfri)</text:span></text:p>
          <text:list text:continue-numbering="true">
            <text:list-item>
              <text:p text:style-name="P25">Zoomer ind på hver komponent og viser hvordan den er implementeret som kode, ved hjælp af UML-klassediagrammer eller lignende.</text:p>
            </text:list-item>
          </text:list>
        </text:list-item>
      </text:list>
      <text:p text:style-name="P26"><text:span text:style-name="T27">5. Diagram Retningslinjer</text:span></text:p>
      <text:list text:style-name="LFO3" text:continue-numbering="true">
        <text:list-item>
          <text:p text:style-name="P28">Diagrammer skal være selvforklarende og ledsages af forklarende tekst.</text:p>
        </text:list-item>
        <text:list-item>
          <text:p text:style-name="P29">Brug farver og former for at optimere læsbarheden, men kun som optimeringer.</text:p>
        </text:list-item>
      </text:list>
      <text:p text:style-name="P30"><text:span text:style-name="T31">6. Recap af Arkitekturprocessen</text:span></text:p>
      <text:list text:style-name="LFO4" text:continue-numbering="true">
        <text:list-item>
          <text:p text:style-name="P32">En iterativ og inkrementel proces, der testes mod krav, kendte begrænsninger og kvalitetsattributter.</text:p>
        </text:list-item>
      </text:list>
      <text:p text:style-name="P33"><text:span text:style-name="T34">7. Praktisk Øvelse</text:span></text:p>
      <text:list text:style-name="LFO5" text:continue-numbering="true">
        <text:list-item>
          <text:p text:style-name="P35">Tegn arkitekturen af dit projekt og forklar det til en anden person ved hjælp af papir og blyant eller en whiteboard.</text:p>
        </text:list-item>
      </text:list>
      <text:p text:style-name="P36"><text:span text:style-name="T37">Referencer og Billedkilder</text:span></text:p>
      <text:list text:style-name="LFO6" text:continue-numbering="true">
        <text:list-item>
          <text:p text:style-name="P38">Kilder: c4model.com</text:p>
        </text:list-item>
      </text:list>
      <text:p text:style-name="P39"><text:span text:style-name="T40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1"><text:span text:style-name="T42">Noter til "4-SW-Architecture - Documentation 2"</text:span></text:p>
      <text:p text:style-name="P43"><text:span text:style-name="T44">1. Introduktion til Softwarearkitekturdokumentation - Del 2</text:span></text:p>
      <text:list text:style-name="LFO7" text:continue-numbering="true">
        <text:list-item>
          <text:p text:style-name="P45">Forelæser: Claudio Gomes</text:p>
        </text:list-item>
        <text:list-item>
          <text:p text:style-name="P46">Version: 1.0.3</text:p>
        </text:list-item>
      </text:list>
      <text:p text:style-name="P47"><text:span text:style-name="T48">2. Agenda</text:span></text:p>
      <text:list text:style-name="LFO8" text:continue-numbering="true">
        <text:list-item>
          <text:p text:style-name="P49">Softwarearkitekturdokumentation</text:p>
        </text:list-item>
        <text:list-item>
          <text:p text:style-name="P50">Recap af Simon Browns C4 model</text:p>
        </text:list-item>
        <text:list-item>
          <text:p text:style-name="P51">N+1 Views</text:p>
        </text:list-item>
        <text:list-item>
          <text:p text:style-name="P52">UML diagrammer</text:p>
        </text:list-item>
        <text:list-item>
          <text:p text:style-name="P53">Hvordan man bliver en god arkitekt</text:p>
        </text:list-item>
      </text:list>
      <text:p text:style-name="P54"><text:span text:style-name="T55">3. N+1 Views og UML Diagrammer</text:span></text:p>
      <text:list text:style-name="LFO9" text:continue-numbering="true">
        <text:list-item>
          <text:p text:style-name="P56"><text:span text:style-name="T57">4+1 View Model:</text:span><text:span text:style-name="T58"><text:s/>Brug forskellige visninger til at dokumentere forskellige aspekter af systemet.</text:span></text:p>
          <text:list text:continue-numbering="true">
            <text:list-item>
              <text:p text:style-name="P59"><text:span text:style-name="T60">Logical View:</text:span><text:span text:style-name="T61"><text:s/>Vis systemets funktionelle krav.</text:span></text:p>
            </text:list-item>
            <text:list-item>
              <text:p text:style-name="P62"><text:span text:style-name="T63">Development View:</text:span><text:span text:style-name="T64"><text:s/>Vis systemets statiske organisation i udviklingsmiljøet.</text:span></text:p>
            </text:list-item>
            <text:list-item>
              <text:p text:style-name="P65"><text:span text:style-name="T66">Process View:</text:span><text:span text:style-name="T67"><text:s/>Vis systemets dynamiske aspekter.</text:span></text:p>
            </text:list-item>
            <text:list-item>
              <text:p text:style-name="P68"><text:span text:style-name="T69">Physical View:</text:span><text:span text:style-name="T70"><text:s/>Vis systemets fysiske implementering.</text:span></text:p>
            </text:list-item>
            <text:list-item>
              <text:p text:style-name="P71"><text:span text:style-name="T72">Scenarios:</text:span><text:span text:style-name="T73"><text:s/>Vis hvordan systemet fungerer i forskellige scenarier.</text:span></text:p>
            </text:list-item>
          </text:list>
        </text:list-item>
        <text:list-item>
          <text:p text:style-name="P74"><text:span text:style-name="T75">UML Diagrammer:</text:span></text:p>
          <text:list text:continue-numbering="true">
            <text:list-item>
              <text:p text:style-name="P76"><text:span text:style-name="T77">Strukturelle Diagrammer:</text:span><text:span text:style-name="T78"><text:s/>Brugerpakke-, komponent- og implementeringsdiagrammer til at vise systemets statiske struktur.</text:span></text:p>
            </text:list-item>
            <text:list-item>
              <text:p text:style-name="P79"><text:span text:style-name="T80">Adfærdsmæssige Diagrammer:</text:span><text:span text:style-name="T81"><text:s/>Bruger sekvens-, kommunikations-, state machine- og aktivitetsdiagrammer til at vise systemets dynamik.</text:span></text:p>
            </text:list-item>
          </text:list>
        </text:list-item>
      </text:list>
      <text:p text:style-name="P82"><text:span text:style-name="T83">4. Hvordan man bliver en god arkitekt</text:span></text:p>
      <text:list text:style-name="LFO10" text:continue-numbering="true">
        <text:list-item>
          <text:p text:style-name="P84"><text:span text:style-name="T85">Faser i Udviklerens Liv:</text:span></text:p>
          <text:list text:continue-numbering="true">
            <text:list-item>
              <text:p text:style-name="P86">Entusiastisk udvikler, desillusioneret udvikler, entusiastisk arkitekt, desillusioneret arkitekt, og "vis" arkitekt.</text:p>
            </text:list-item>
          </text:list>
        </text:list-item>
        <text:list-item>
          <text:p text:style-name="P87"><text:span text:style-name="T88">Øv:</text:span><text:span text:style-name="T89"><text:s/>Lær af andre, læs og se materialer fra kendte arkitekter som Martin Fowler og Simon Brown.</text:span></text:p>
        </text:list-item>
        <text:list-item>
          <text:p text:style-name="P90"><text:span text:style-name="T91">Praktisk Øvelse:</text:span><text:span text:style-name="T92"><text:s/>Forklar din softwarearkitektur til en anden person uden brug af computer eller forberedte diagrammer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14:00Z</meta:creation-date>
    <dc:date>2024-06-02T01:14:00Z</dc:date>
    <meta:template xlink:href="Normal" xlink:type="simple"/>
    <meta:editing-cycles>1</meta:editing-cycles>
    <meta:editing-duration>PT0S</meta:editing-duration>
    <meta:document-statistic meta:page-count="2" meta:paragraph-count="5" meta:word-count="377" meta:character-count="2674" meta:row-count="19" meta:non-whitespace-character-count="2302"/>
  </office:meta>
</office:document-meta>
</file>